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Kozuka Gothic Pr6N B" svg:font-family="'Kozuka Gothic Pr6N B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6.63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17cm" fo:break-before="auto" style:use-optimal-row-height="true"/>
    </style:style>
    <style:style style:name="ro2" style:family="table-row">
      <style:table-row-properties style:row-height="0.52cm" fo:break-before="auto" style:use-optimal-row-height="fals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size="18pt" style:font-size-asian="18pt" style:font-size-complex="18pt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Kozuka Gothic Pr6N B" fo:font-size="14pt" style:font-size-asian="14pt" style:font-size-complex="14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Kozuka Gothic Pr6N B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Kozuka Gothic Pr6N B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Kozuka Gothic Pr6N B" fo:font-size="13pt" style:font-size-asian="13pt" style:font-size-complex="13pt"/>
    </style:style>
    <style:style style:name="T1" style:family="text">
      <style:text-properties style:font-size-asian="14pt" style:font-size-complex="14pt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number-columns-repeated="36" table:default-cell-style-name="ce2"/>
        <table:table-column table:style-name="co1" table:number-columns-repeated="32" table:default-cell-style-name="Default"/>
        <table:table-column table:style-name="co3" table:default-cell-style-name="Default"/>
        <table:table-column table:style-name="co1" table:number-columns-repeated="953" table:default-cell-style-name="Default"/>
        <table:table-row table:style-name="ro1">
          <table:table-cell table:style-name="ce1" office:value-type="string">
            <text:p>S</text:p>
          </table:table-cell>
          <table:table-cell table:style-name="ce3" office:value-type="string">
            <text:p>Tarefas / Semana</text:p>
          </table:table-cell>
          <table:table-cell table:style-name="ce5" office:value-type="string" table:number-columns-spanned="6" table:number-rows-spanned="1">
            <text:p>31/3 <text:s/>- <text:s/>3/4</text:p>
          </table:table-cell>
          <table:covered-table-cell table:number-columns-repeated="5"/>
          <table:table-cell table:style-name="ce5" office:value-type="string" table:number-columns-spanned="7" table:number-rows-spanned="1">
            <text:p>4/04 – 10/4</text:p>
          </table:table-cell>
          <table:covered-table-cell table:number-columns-repeated="6"/>
          <table:table-cell table:style-name="ce5" office:value-type="string" table:number-columns-spanned="7" table:number-rows-spanned="1">
            <text:p>11/04 – 17/4</text:p>
          </table:table-cell>
          <table:covered-table-cell table:number-columns-repeated="6"/>
          <table:table-cell table:style-name="ce5" office:value-type="string" table:number-columns-spanned="7" table:number-rows-spanned="1">
            <text:p>18/04 – 24/4</text:p>
          </table:table-cell>
          <table:covered-table-cell table:number-columns-repeated="6"/>
          <table:table-cell table:style-name="ce5" office:value-type="string" table:number-columns-spanned="7" table:number-rows-spanned="1">
            <text:p>25/04 – 01/5</text:p>
          </table:table-cell>
          <table:covered-table-cell table:number-columns-repeated="6"/>
          <table:table-cell table:style-name="ce5" office:value-type="string" table:number-columns-spanned="7" table:number-rows-spanned="1">
            <text:p>02/5 - /8/5</text:p>
          </table:table-cell>
          <table:covered-table-cell table:number-columns-repeated="6"/>
          <table:table-cell table:style-name="ce6" office:value-type="string" table:number-columns-spanned="7" table:number-rows-spanned="1">
            <text:p>9/05 – 15/5</text:p>
          </table:table-cell>
          <table:covered-table-cell table:number-columns-repeated="6"/>
          <table:table-cell table:style-name="ce6" office:value-type="string" table:number-columns-spanned="7" table:number-rows-spanned="1">
            <text:p>16/5 – 22/5</text:p>
          </table:table-cell>
          <table:covered-table-cell table:number-columns-repeated="6"/>
          <table:table-cell table:style-name="ce6" office:value-type="string" table:number-columns-spanned="7" table:number-rows-spanned="1">
            <text:p>23/5 – 29/5</text:p>
          </table:table-cell>
          <table:covered-table-cell table:number-columns-repeated="6"/>
          <table:table-cell table:style-name="ce6" office:value-type="string" table:number-columns-spanned="7" table:number-rows-spanned="1">
            <text:p>30/5 – 5/6</text:p>
          </table:table-cell>
          <table:covered-table-cell table:number-columns-repeated="6"/>
          <table:table-cell table:style-name="ce8" office:value-type="string" table:number-columns-spanned="7" table:number-rows-spanned="1">
            <text:p>6/6 – 12/6</text:p>
          </table:table-cell>
          <table:covered-table-cell table:number-columns-repeated="6"/>
          <table:table-cell table:style-name="ce6" office:value-type="string" table:number-columns-spanned="7" table:number-rows-spanned="1">
            <text:p>13/6 – 19/6</text:p>
          </table:table-cell>
          <table:covered-table-cell table:number-columns-repeated="6"/>
          <table:table-cell table:style-name="ce6" office:value-type="string" table:number-columns-spanned="7" table:number-rows-spanned="1">
            <text:p>20/6 – 26/6</text:p>
          </table:table-cell>
          <table:covered-table-cell table:number-columns-repeated="6"/>
          <table:table-cell table:style-name="ce6" office:value-type="string" table:number-columns-spanned="7" table:number-rows-spanned="1">
            <text:p>27/6 – 1/7</text:p>
          </table:table-cell>
          <table:covered-table-cell table:number-columns-repeated="6"/>
          <table:table-cell table:style-name="ce7" table:number-columns-spanned="7" table:number-rows-spanned="1"/>
          <table:covered-table-cell table:number-columns-repeated="6"/>
          <table:table-cell table:number-columns-repeated="918"/>
        </table:table-row>
        <table:table-row table:style-name="ro2">
          <table:table-cell table:style-name="ce1"/>
          <table:table-cell table:style-name="ce3"/>
          <table:table-cell table:style-name="ce5"/>
          <table:table-cell table:number-columns-repeated="5"/>
          <table:table-cell table:style-name="ce5"/>
          <table:table-cell table:number-columns-repeated="6"/>
          <table:table-cell table:style-name="ce5"/>
          <table:table-cell table:number-columns-repeated="6"/>
          <table:table-cell table:style-name="ce5"/>
          <table:table-cell table:number-columns-repeated="6"/>
          <table:table-cell table:style-name="ce5"/>
          <table:table-cell table:number-columns-repeated="6"/>
          <table:table-cell table:style-name="ce5"/>
          <table:table-cell table:number-columns-repeated="6"/>
          <table:table-cell table:style-name="ce6"/>
          <table:table-cell table:number-columns-repeated="6"/>
          <table:table-cell table:style-name="ce6"/>
          <table:table-cell table:number-columns-repeated="6"/>
          <table:table-cell table:style-name="ce6"/>
          <table:table-cell table:number-columns-repeated="6"/>
          <table:table-cell table:style-name="ce7"/>
          <table:table-cell table:number-columns-repeated="959"/>
        </table:table-row>
        <table:table-row table:style-name="ro3">
          <table:table-cell office:value-type="string">
            <text:p>0</text:p>
          </table:table-cell>
          <table:table-cell office:value-type="string">
            <text:p>Finalizar Game Desgin (Todos)</text:p>
          </table:table-cell>
          <table:table-cell table:number-columns-repeated="2" office:value-type="string">
            <text:p>x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1</text:p>
          </table:table-cell>
          <table:table-cell office:value-type="string">
            <text:p><text:s/>Movimentação personagem (Tiago)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Mira do Personagem (Tiago)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Tiro da Torre (Douglas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</text:p>
          </table:table-cell>
          <table:table-cell office:value-type="string">
            <text:p>Menu Seleção de Torres (Douglas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tributos Tiro da Torre ( Tiago 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nu Estado da Torre (Douglas 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3</text:p>
          </table:table-cell>
          <table:table-cell table:style-name="Default" office:value-type="string">
            <text:p>Ataqu Meele (Douglas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tralhadora (Tiago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Troca de Armas (Tiago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Tiro do Personagem (Tiago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4</text:p>
          </table:table-cell>
          <table:table-cell office:value-type="string">
            <text:p>Colisão do Tiro (Douglas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.A. Do Inimigo (Tiago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isao heroi / inimigo (Douglas)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5</text:p>
          </table:table-cell>
          <table:table-cell office:value-type="string">
            <text:p>Controlador de Waves ( Douglas 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iar Mapa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inalizar pendencias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6</text:p>
          </table:table-cell>
          <table:table-cell office:value-type="string">
            <text:p>Granada (Tiago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âmera do Mapa (Tiago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bstáculos do Mapa (Douglas 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isão do mapa <text:s/>(Douglas 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style-name="ce4" office:value-type="string" table:number-columns-spanned="118" table:number-rows-spanned="2">
            <text:p><text:span text:style-name="T1">Primeira Versão Jogavel</text:span></text:p>
          </table:table-cell>
          <table:covered-table-cell table:number-columns-repeated="117"/>
          <table:table-cell table:number-columns-repeated="905"/>
        </table:table-row>
        <table:table-row table:style-name="ro3">
          <table:table-cell/>
          <table:covered-table-cell table:number-columns-repeated="118"/>
          <table:table-cell table:number-columns-repeated="905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7</text:p>
          </table:table-cell>
          <table:table-cell office:value-type="string">
            <text:p>Variedade de Inimigos (Douglas 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renciador Exeperiencia (Tiago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8</text:p>
          </table:table-cell>
          <table:table-cell office:value-type="string">
            <text:p>Gerenciador de Som (Tiago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nu Evolução Armas (Douglas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taJogo <text:s/>(Todos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Rewards (Todos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9</text:p>
          </table:table-cell>
          <table:table-cell office:value-type="string">
            <text:p>Sistema Compra Armas (Todos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nu Escolha Armas Comprada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volução Arma Personagem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10</text:p>
          </table:table-cell>
          <table:table-cell office:value-type="string">
            <text:p>Efeitos San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inalizar Possiveis pendencia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11</text:p>
          </table:table-cell>
          <table:table-cell office:value-type="string">
            <text:p>Finaliza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iar uma fase funcional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12</text:p>
          </table:table-cell>
          <table:table-cell office:value-type="string">
            <text:p>Criar uma fase func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limento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13</text:p>
          </table:table-cell>
          <table:table-cell office:value-type="string">
            <text:p>Polimento</text:p>
          </table:table-cell>
          <table:table-cell table:number-columns-repeated="1022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Kozuka Gothic Pr6N B" svg:font-family="'Kozuka Gothic Pr6N B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7">17/04/2011</text:date>, <text:time>07:58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7T06:54:29.29</meta:creation-date>
    <dc:date>2011-04-17T07:58:22.35</dc:date>
    <meta:editing-duration>PT10M25S</meta:editing-duration>
    <meta:editing-cycles>1</meta:editing-cycles>
    <meta:document-statistic meta:table-count="3" meta:cell-count="72" meta:object-count="0"/>
    <meta:generator>BrOffice/3.3$Win32 LibreOffice_project/330m19$Build-6</meta:generator>
  </office:meta>
</office:document-meta>
</file>